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paragraph-rsid="00107585"/>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Standard">
      <style:text-properties fo:language="en" fo:country="US" officeooo:paragraph-rsid="00107585"/>
    </style:style>
    <style:style style:name="P9" style:family="paragraph" style:parent-style-name="Heading_20_1" style:list-style-name="WWNum1">
      <style:paragraph-properties fo:break-before="page"/>
      <style:text-properties officeooo:paragraph-rsid="00107585"/>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 text:style-name="Contents_20_Heading">Indholdsfortegnelse</text:p>
          </text:index-title>
          <text:p text:style-name="P1"><text:a xlink:type="simple" xlink:href="#__RefHeading__105_1772373424" text:style-name="Index_20_Link" text:visited-style-name="Index_20_Link">valghalla-deploy<text:tab/>1</text:a></text:p>
          <text:p text:style-name="P10"><text:a xlink:type="simple" xlink:href="#__RefHeading__107_1772373424" text:style-name="Index_20_Link" text:visited-style-name="Index_20_Link">Installer Drush og drush make<text:tab/>1</text:a></text:p>
          <text:p text:style-name="P10"><text:a xlink:type="simple" xlink:href="#__RefHeading__109_1772373424" text:style-name="Index_20_Link" text:visited-style-name="Index_20_Link">Hent filer og opret site folder og database m.m.<text:tab/>1</text:a></text:p>
          <text:p text:style-name="P1"><text:a xlink:type="simple" xlink:href="#__RefHeading__111_1772373424" text:style-name="Index_20_Link" text:visited-style-name="Index_20_Link">TODO<text:tab/>2</text:a></text:p>
          <text:p text:style-name="P1"><text:a xlink:type="simple" xlink:href="#__RefHeading__1505_1517317352" text:style-name="Index_20_Link" text:visited-style-name="Index_20_Link">Licence and copyright<text:tab/>3</text:a></text:p>
        </text:index-body>
      </text:table-of-content>
      <text:h text:style-name="Heading_20_1" text:outline-level="1"/>
      <text:h text:style-name="Heading_20_1" text:outline-level="1"><text:bookmark-start text:name="__RefHeading__105_1772373424"/>valghalla-deploy<text:bookmark-end text:name="__RefHeading__105_1772373424"/></text:h>
      <text:p text:style-name="Text_20_body">Deployment script for valghalla</text:p>
      <text:h text:style-name="Heading_20_2" text:outline-level="2"><text:bookmark-start text:name="__RefHeading__107_1772373424"/>Installer Drush og drush make<text:bookmark-end text:name="__RefHeading__107_1772373424"/></text:h>
      <text:list xml:id="list120026645601504398" text:style-name="L1">
        <text:list-item>
          <text:p text:style-name="P6">Udfør: <text:span text:style-name="Source_20_Text">sudo pear channel-discover pear.drush.org</text:span> </text:p>
        </text:list-item>
        <text:list-item>
          <text:p text:style-name="P2">Udfør: <text:span text:style-name="Source_20_Text">sudo pear install drush/drush</text:span> </text:p>
        </text:list-item>
      </text:list>
      <text:h text:style-name="Heading_20_2" text:outline-level="2"><text:bookmark-start text:name="__RefHeading__109_1772373424"/>Hent filer og opret site folder og database m.m.<text:bookmark-end text:name="__RefHeading__109_1772373424"/></text:h>
      <text:p text:style-name="Text_20_body">Drupal Version: 7.22</text:p>
      <text:p text:style-name="Text_20_body">Drush Version: 5.8</text:p>
      <text:p text:style-name="Text_20_body">Installer Valhalla med drush make filer.</text:p>
      <text:list xml:id="list1324512755930652163" text:style-name="L2">
        <text:list-item>
          <text:p text:style-name="P7"><text:span text:style-name="Source_20_Text">cd [web dir]</text:span> </text:p>
        </text:list-item>
        <text:list-item>
          <text:p text:style-name="P7"><text:span text:style-name="Source_20_Text">drush dl drupal-7.22 --drupal-project-rename=public_html</text:span> </text:p>
        </text:list-item>
        <text:list-item>
          <text:p text:style-name="P3"><text:span text:style-name="Source_20_Text">git clone git@github.com:os2web/valghalla-deploy.git</text:span></text:p>
          <text:p text:style-name="P3">Kør deploy script. Afhængig af hvilken profil der ønskes skal reroll.dev.sh eller reroll.sh køres og linkes til profiles diret. Alle moduler bliver hentet fra master branchen. Hold øje med dette under udvikling. Alle repositories er git repos.</text:p>
        </text:list-item>
        <text:list-item>
          <text:p text:style-name="P3"><text:span text:style-name="Source_20_Text">cd valhalla-deploy</text:span>, <text:span text:style-name="Source_20_Text">./reroll.dev.sh</text:span> eller <text:span text:style-name="Source_20_Text">./reroll.sh</text:span>. Kan tage lang tid at køre, da den henter alle moduler. Kan kræve sudo. Følg med i log om der sker fejl. Ved fejl på contrib moduler prøv evt igen, da det kan skyldes i dårlig håndtering fra Drush.</text:p>
        </text:list-item>
        <text:list-item>
          <text:p text:style-name="P7"><text:span text:style-name="Source_20_Text">cd ../public_html/profiles</text:span> </text:p>
        </text:list-item>
        <text:list-item>
          <text:p text:style-name="P7"><text:span text:style-name="Source_20_Text">ln -s ../../valghalla-deploy/build/master-latest valhalla</text:span> eller <text:span text:style-name="Source_20_Text">ln -s ../../valghalla-deploy/build/dev-latest valhalla</text:span> </text:p>
        </text:list-item>
        <text:list-item>
          <text:p text:style-name="P7">Udfør <text:span text:style-name="Source_20_Text">cd ..;cp sites/default/default.settings.php sites/default/settings.php</text:span> </text:p>
        </text:list-item>
        <text:list-item>
          <text:p text:style-name="P7">Udfør <text:span text:style-name="Source_20_Text">sudo chmod g+rwX /var/www/[dit domæne]</text:span> </text:p>
        </text:list-item>
        <text:list-item>
          <text:p text:style-name="P7">Udfør <text:span text:style-name="Source_20_Text">sudo chgrp -R www-data /var/www/[dit domæne]</text:span> </text:p>
        </text:list-item>
        <text:list-item>
          <text:p text:style-name="P7">Installer sitet på <text:span text:style-name="Source_20_Text">http://[dit domæne]/install.php</text:span>. Følg guiden, her skal du <text:soft-page-break/>desuden bruge dine informationer til databasen. </text:p>
        </text:list-item>
        <text:list-item>
          <text:p text:style-name="P7">Udfør <text:span text:style-name="Source_20_Text">drush cc registry</text:span> og <text:span text:style-name="Source_20_Text">drush cc all</text:span>. </text:p>
        </text:list-item>
        <text:list-item>
          <text:p text:style-name="P7">Udfør <text:span text:style-name="Source_20_Text">chmod -w sites/default/settings.php sites/default/</text:span> </text:p>
        </text:list-item>
        <text:list-item>
          <text:p text:style-name="P3">Sæt cron op for sitet. <text:span text:style-name="Source_20_Text">drush vget cron_key</text:span>. Gem key. <text:span text:style-name="Source_20_Text">sudo crontab -u www-data -e</text:span> og indsæt (erstat SITE og KEY): <text:span text:style-name="Source_20_Text">0 * * * * /usr/bin/wget -O - -q -t 1 'https://SITE/cron.php?cron_key=KEY'</text:span> </text:p>
        </text:list-item>
      </text:list>
      <text:p text:style-name="Text_20_body">Proceduren er at reroll.[].sh bruges når moduler skal opdateres fra origin.</text:p>
      <text:h text:style-name="Heading_20_1" text:outline-level="1"><text:bookmark-start text:name="__RefHeading__111_1772373424"/>TODO<text:bookmark-end text:name="__RefHeading__111_1772373424"/></text:h>
      <text:list xml:id="list6660271508371512875" text:style-name="L3">
        <text:list-item>
          <text:p text:style-name="P4">Rename installation profile properly to valghalla. </text:p>
        </text:list-item>
      </text:list>
      <text:h text:style-name="Heading_20_1" text:outline-level="1"/>
      <text:list xml:id="list1088443359632143185" text:style-name="WWNum1">
        <text:list-item>
          <text:h text:style-name="P9" text:outline-level="1"><text:bookmark-start text:name="__RefHeading__1505_1517317352"/>Licence and copyright<text:bookmark-end text:name="__RefHeading__1505_1517317352"/></text:h>
        </text:list-item>
      </text:list>
      <text:p text:style-name="P5">OS2 software is Copyright (c) 2014, OS2 - Offentligt digitaliseringsfællesskab (www.os2web.dk).</text:p>
      <text:p text:style-name="P8">The software is free software; you may use, study, modify and distribute it under the terms of version 2.0 of the Mozilla Public License. See the LICENSE file for details. If a copy of the MPL was not distributed with this file, You can obtain one at http://mozilla.org/MPL/2.0/.</text:p>
      <text:p text:style-name="P8"/>
      <text:p text:style-name="P8">All source code in this and the underlying directories is subject to the terms of the Mozilla Public License, v.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ørn Andersen</meta:initial-creator>
    <meta:creation-date>2014-10-17T11:41:01.179538791</meta:creation-date>
    <dc:date>2014-12-03T13:13:58.275374289</dc:date>
    <dc:creator>Jørn Andersen</dc:creator>
    <meta:editing-duration>PT17S</meta:editing-duration>
    <meta:editing-cycles>2</meta:editing-cycles>
    <meta:generator>LibreOffice/4.3.3.2$Linux_X86_64 LibreOffice_project/430m0$Build-2</meta:generator>
    <meta:document-statistic meta:table-count="0" meta:image-count="0" meta:object-count="0" meta:page-count="3" meta:paragraph-count="36" meta:word-count="366" meta:character-count="2455" meta:non-whitespace-character-count="2128"/>
  </office:meta>
</office:document-meta>
</file>